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svg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0">
      <style:graphic-properties draw:fill="none" draw:stroke="solid" svg:stroke-width="0.00694in" svg:stroke-color="#000000" draw:marker-start="a848" draw:marker-end="a849" svg:stroke-opacity="100%" draw:stroke-linejoin="miter" svg:stroke-linecap="but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7">
      <style:graphic-properties draw:fill="none" draw:stroke="solid" svg:stroke-width="0.00694in" svg:stroke-color="#000000" draw:marker-start="a855" draw:marker-end="a856" svg:stroke-opacity="10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5" style:parent-style-name="Graphics">
      <style:graphic-properties draw:fill="none" fo:clip="rect(0in, 0in, 0in, 0in)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0694in" svg:stroke-color="#000000" draw:marker-start="a869" draw:marker-end="a870" svg:stroke-opacity="100%" draw:stroke-linejoin="miter" svg:stroke-linecap="but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draw:fill="none" draw:stroke="solid" svg:stroke-width="0.00694in" svg:stroke-color="#000000" draw:marker-end="a877" svg:stroke-opacity="100%" draw:stroke-linejoin="miter" svg:stroke-linecap="but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68" style:parent-style-name="Graphics">
      <style:graphic-properties draw:fill="none" draw:stroke="none"/>
    </style:style>
    <style:style style:family="graphic" style:name="a832" style:parent-style-name="Graphics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824" draw:master-page-name="Master1-Layout1-title-Diapositive-de-titre" presentation:presentation-page-layout-name="Master1-PPL1" draw:id="Slide-256">
        <draw:frame draw:id="id81" draw:style-name="a825" draw:name="Picture 2" svg:x="10.23701in" svg:y="1.18419in" svg:width="2.18899in" svg:height="2.18899in" style:rel-width="scale" style:rel-height="scale">
          <draw:image xlink:href="media/image1.jpeg" xlink:type="simple" xlink:show="embed" xlink:actuate="onLoad"/>
          <svg:title/>
          <svg:desc>Azure Database for MySQL (@AzureDBMySQL) / Twitter</svg:desc>
        </draw:frame>
        <draw:frame draw:id="id82" draw:style-name="a831" draw:name="ZoneTexte 3" svg:x="10.32674in" svg:y="3.35056in" svg:width="2.00952in" svg:height="0.70684in">
          <draw:text-box>
            <text:p text:style-name="a830" text:class-names="" text:cond-style-name=""><text:span text:style-name="a826" text:class-names="">Azure<text:s text:c="1"/></text:span><text:span text:style-name="a827" text:class-names="">Database</text:span><text:span text:style-name="a828" text:class-names=""><text:s text:c="1"/>MYSQL</text:span><text:span text:style-name="a829" text:class-names=""/></text:p>
          </draw:text-box>
          <svg:title/>
          <svg:desc/>
        </draw:frame>
        <draw:frame draw:id="id83" draw:style-name="a832" draw:name="Image 5" svg:x="5.13631in" svg:y="2.6594in" svg:width="3.06071in" svg:height="2.1812in" style:rel-width="scale" style:rel-height="scale">
          <draw:image xlink:href="media/image2.jpg" xlink:type="simple" xlink:show="embed" xlink:actuate="onLoad"/>
          <svg:title/>
          <svg:desc/>
        </draw:frame>
        <draw:frame draw:id="id84" draw:style-name="a846" draw:name="ZoneTexte 7" svg:x="5.06964in" svg:y="4.8406in" svg:width="3.12738in" svg:height="0.70684in">
          <draw:text-box>
            <text:p text:style-name="a845" text:class-names="" text:cond-style-name=""><text:span text:style-name="a833" text:class-names="">Application</text:span><text:span text:style-name="a834" text:class-names=""><text:s text:c="1"/></text:span><text:span text:style-name="a835" text:class-names="">de</text:span><text:span text:style-name="a836" text:class-names=""><text:s text:c="1"/></text:span><text:span text:style-name="a837" text:class-names="">plateforme</text:span><text:span text:style-name="a838" text:class-names=""><text:s text:c="1"/></text:span><text:span text:style-name="a839" text:class-names="">Windows</text:span><text:span text:style-name="a840" text:class-names=""><text:s text:c="1"/></text:span><text:span text:style-name="a841" text:class-names="">Universelle</text:span><text:span text:style-name="a842" text:class-names=""><text:s text:c="1"/></text:span><text:span text:style-name="a843" text:class-names="">(UWP</text:span><text:span text:style-name="a844" text:class-names="">)</text:span></text:p>
          </draw:text-box>
          <svg:title/>
          <svg:desc/>
        </draw:frame>
        <draw:frame draw:id="id85" draw:style-name="a847" draw:name="Graphique 8" svg:x="0.6041in" svg:y="2.56722in" svg:width="3.2718in" svg:height="2.1812in" style:rel-width="scale" style:rel-height="scale">
          <draw:image xlink:href="media/image3.svg" xlink:type="simple" xlink:show="embed" xlink:actuate="onLoad"/>
          <svg:title/>
          <svg:desc/>
        </draw:frame>
        <draw:connector draw:type="line" svg:x1="3.25292in" svg:y1="3.7461in" svg:x2="5.06964in" svg:y2="3.7461in" draw:id="id86" draw:style-name="a850" draw:name="Connecteur droit avec flèche 10">
          <svg:title/>
          <svg:desc/>
        </draw:connector>
        <draw:frame draw:id="id87" draw:style-name="a854" draw:name="ZoneTexte 49" svg:x="3.86243in" svg:y="3.36737in" svg:width="0.94394in" svg:height="0.40391in">
          <draw:text-box>
            <text:p text:style-name="a853" text:class-names="" text:cond-style-name=""><text:span text:style-name="a851" text:class-names="">TCP/IP</text:span><text:span text:style-name="a852" text:class-names=""/></text:p>
          </draw:text-box>
          <svg:title/>
          <svg:desc/>
        </draw:frame>
        <draw:connector draw:type="line" svg:x1="8.19702in" svg:y1="3.75in" draw:start-shape="id83" draw:start-glue-point="1" svg:x2="10.23701in" svg:y2="2.27869in" draw:end-shape="id81" draw:end-glue-point="3" draw:id="id88" draw:style-name="a857" draw:name="Connecteur droit avec flèche 14">
          <svg:title/>
          <svg:desc/>
        </draw:connector>
        <draw:frame draw:id="id89" draw:style-name="a860" draw:name="ZoneTexte 49" svg:x="8.66039in" svg:y="2.6594in" svg:width="0.94394in" svg:height="0.40391in">
          <draw:text-box>
            <text:p text:style-name="a859" text:class-names="" text:cond-style-name=""><text:span text:style-name="a858" text:class-names="">https</text:span></text:p>
          </draw:text-box>
          <svg:title/>
          <svg:desc/>
        </draw:frame>
        <draw:frame draw:id="id90" draw:style-name="a863" draw:name="ZoneTexte 49" svg:x="6.21129in" svg:y="1.65374in" svg:width="0.94394in" svg:height="0.40391in">
          <draw:text-box>
            <text:p text:style-name="a862" text:class-names="" text:cond-style-name=""><text:span text:style-name="a861" text:class-names="">https</text:span></text:p>
          </draw:text-box>
          <svg:title/>
          <svg:desc/>
        </draw:frame>
        <draw:frame draw:id="id91" draw:style-name="a867" draw:name="ZoneTexte 34" svg:x="1.87755in" svg:y="0.27551in" svg:width="10.03061in" svg:height="0.70684in">
          <draw:text-box>
            <text:p text:style-name="a866" text:class-names="" text:cond-style-name=""><text:span text:style-name="a864" text:class-names="">Architecture Logicielle</text:span><text:span text:style-name="a865" text:class-names=""/></text:p>
          </draw:text-box>
          <svg:title/>
          <svg:desc/>
        </draw:frame>
        <draw:frame draw:id="id92" draw:style-name="a868" draw:name="Image 37" svg:x="10.23701in" svg:y="4.4349in" svg:width="2.2093in" svg:height="2.2093in" style:rel-width="scale" style:rel-height="scale">
          <draw:image xlink:href="media/image4.png" xlink:type="simple" xlink:show="embed" xlink:actuate="onLoad"/>
          <svg:title/>
          <svg:desc/>
        </draw:frame>
        <draw:connector draw:type="line" svg:x1="8.19702in" svg:y1="3.75in" draw:start-shape="id83" draw:start-glue-point="1" svg:x2="10.23701in" svg:y2="5.53955in" draw:end-shape="id92" draw:end-glue-point="3" draw:id="id93" draw:style-name="a871" draw:name="Connecteur droit avec flèche 45">
          <svg:title/>
          <svg:desc/>
        </draw:connector>
        <draw:frame draw:id="id94" draw:style-name="a876" draw:name="ZoneTexte 49" svg:x="8.66039in" svg:y="4.63865in" svg:width="1.57662in" svg:height="0.40391in">
          <draw:text-box>
            <text:p text:style-name="a875" text:class-names="" text:cond-style-name=""><text:span text:style-name="a872" text:class-names="">Write/</text:span><text:span text:style-name="a873" text:class-names="">Read</text:span><text:span text:style-name="a874" text:class-names=""/></text:p>
          </draw:text-box>
          <svg:title/>
          <svg:desc/>
        </draw:frame>
        <draw:connector draw:type="standard" svg:x1="6.50682in" svg:y1="6.29741in" draw:start-shape="id85" draw:start-glue-point="0" svg:x2="5.97018in" svg:y2="-1.6996in" draw:id="id95" draw:style-name="a878" draw:transform="translate(-6.2385in -2.29891in) rotate(-1.5708) translate(6.2385in 2.29891in)" draw:name="Connecteur : en angle 5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48" svg:viewBox="0 0 20 30" svg:d="m10 0-10 30h20z"/>
    <draw:marker draw:name="a877" svg:viewBox="0 0 20 30" svg:d="m10 0-10 30h20z"/>
    <draw:marker draw:name="a870" svg:viewBox="0 0 20 30" svg:d="m10 0-10 30h20z"/>
    <draw:marker draw:name="a849" svg:viewBox="0 0 20 30" svg:d="m10 0-10 30h20z"/>
    <draw:marker draw:name="a855" svg:viewBox="0 0 20 30" svg:d="m10 0-10 30h20z"/>
    <draw:marker draw:name="a856" svg:viewBox="0 0 20 30" svg:d="m10 0-10 30h20z"/>
    <draw:marker draw:name="a86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Helvetica 75 Bold" style:font-family-generic="swiss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frame draw:id="id5" draw:style-name="a37" draw:name="MSIPCMContentMarking" svg:x="6.04248in" svg:y="7.275in" svg:width="1.24837in" svg:height="0.225in">
        <draw:text-box>
          <text:p text:style-name="a36" text:class-names="" text:cond-style-name=""><text:span text:style-name="a34" text:class-names="">Orange Restricted</text:span><text:span text:style-name="a35" text:class-names=""/></text:p>
        </draw:text-box>
        <svg:title/>
        <svg:desc>{"HashCode":-309203560,"Placement":"Footer","Top":523.8,"Left":435.058655,"SlideWidth":960,"SlideHeight":540}</svg:desc>
      </draw:frame>
      <presentation:notes style:page-layout-name="pageLayout2" draw:style-name="a70">
        <draw:frame draw:id="id6" presentation:style-name="a40" draw:name="Espace réservé de l'en-tête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6" draw:name="Espace réservé de l'image des diapositives 3">
          <svg:title/>
          <svg:desc/>
        </draw:page-thumbnail>
        <draw:frame draw:id="id9" presentation:style-name="a62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Cinquième niveau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" draw:name="Espace réservé du pied de page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1" presentation:style-name="a69" draw:name="Espace réservé du numéro de diapositive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1">
      <draw:frame draw:id="id12" draw:layer="Master1-bg" draw:style-name="a75" draw:name="MSIPCMContentMarking" svg:x="6.04248in" svg:y="7.275in" svg:width="1.24837in" svg:height="0.225in">
        <draw:text-box>
          <text:p text:style-name="a74" text:class-names="" text:cond-style-name=""><text:span text:style-name="a72" text:class-names="">Orange Restricted</text:span><text:span text:style-name="a73" text:class-names=""/></text:p>
        </draw:text-box>
        <svg:title/>
        <svg:desc>{"HashCode":-309203560,"Placement":"Footer","Top":523.8,"Left":435.058655,"SlideWidth":960,"SlideHeight":540}</svg:desc>
      </draw:frame>
      <draw:frame draw:id="id13" presentation:style-name="a79" draw:name="Titre 1" svg:x="1.66667in" svg:y="1.22743in" svg:width="10in" svg:height="2.61111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14" presentation:style-name="a83" draw:name="Sous-titre 2" svg:x="1.66667in" svg:y="3.93924in" svg:width="10in" svg:height="1.81076in" presentation:class="subtitle" presentation:placeholder="false">
        <draw:text-box>
          <text:p text:style-name="a82" text:class-names="" text:cond-style-name=""><text:span text:style-name="a80" text:class-names="">Modifiez le style des sous-titres du masque</text:span><text:span text:style-name="a81" text:class-names=""/></text:p>
        </draw:text-box>
        <svg:title/>
        <svg:desc/>
      </draw:frame>
      <draw:frame draw:id="id15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4" text:class-names=""><text:date text:fixed="false" style:data-style-name="a85"/></text:span><text:span text:style-name="a86" text:class-names=""/></text:p>
        </draw:text-box>
        <svg:title/>
        <svg:desc/>
      </draw:frame>
      <draw:frame draw:id="id16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7" presentation:style-name="a95" draw:name="Espace réservé du numéro de diapositive 5" svg:x="9.41667in" svg:y="6.95139in" svg:width="3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/></text:span><text:span text:style-name="a93" text:class-names=""/></text:p>
        </draw:text-box>
        <svg:title/>
        <svg:desc/>
      </draw:frame>
      <presentation:notes style:page-layout-name="pageLayout2" draw:style-name="a128">
        <draw:frame draw:id="id6" presentation:style-name="a98" draw:name="Espace réservé de l'en-tête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3" draw:name="Espace réservé de la date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/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4" draw:name="Espace réservé de l'image des diapositives 3">
          <svg:title/>
          <svg:desc/>
        </draw:page-thumbnail>
        <draw:frame draw:id="id9" presentation:style-name="a120" draw:name="Espace réservé des notes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Cliquez pour modifier les styles du texte du masque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Deuxième niveau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6" text:class-names="">Cinquième niveau</text:span><text:span text:style-name="a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1" presentation:style-name="a127" draw:name="Espace réservé du numéro de diapositive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9">
      <draw:frame draw:id="id18" draw:layer="Master1-bg" draw:style-name="a133" draw:name="MSIPCMContentMarking" svg:x="6.04248in" svg:y="7.275in" svg:width="1.24837in" svg:height="0.225in">
        <draw:text-box>
          <text:p text:style-name="a132" text:class-names="" text:cond-style-name=""><text:span text:style-name="a130" text:class-names="">Orange Restricted</text:span><text:span text:style-name="a131" text:class-names=""/></text:p>
        </draw:text-box>
        <svg:title/>
        <svg:desc>{"HashCode":-309203560,"Placement":"Footer","Top":523.8,"Left":435.058655,"SlideWidth":960,"SlideHeight":540}</svg:desc>
      </draw:frame>
      <draw:frame draw:id="id19" presentation:style-name="a137" draw:name="Titre 1" svg:x="0.91667in" svg:y="0.39931in" svg:width="11.5in" svg:height="1.44965in" presentation:class="title" presentation:placeholder="false">
        <draw:text-box>
          <text:p text:style-name="a136" text:class-names="" text:cond-style-name=""><text:span text:style-name="a134" text:class-names="">Modifiez le style du titre</text:span><text:span text:style-name="a135" text:class-names=""/></text:p>
        </draw:text-box>
        <svg:title/>
        <svg:desc/>
      </draw:frame>
      <draw:frame draw:id="id20" presentation:style-name="a154" draw:name="Espace réservé du contenu 2" svg:x="0.91667in" svg:y="1.99653in" svg:width="11.5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quez pour modifier les styles du texte du masqu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Deuxième niveau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Cinquième niveau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9" draw:name="Espace réservé de la date 3" svg:x="0.91667in" svg:y="6.95139in" svg:width="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22" presentation:style-name="a162" draw:name="Espace réservé du pied de page 4" svg:x="4.41667in" svg:y="6.95139in" svg:width="4.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3" presentation:style-name="a166" draw:name="Espace réservé du numéro de diapositive 5" svg:x="9.41667in" svg:y="6.95139in" svg:width="3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  <presentation:notes style:page-layout-name="pageLayout2" draw:style-name="a199">
        <draw:frame draw:id="id6" presentation:style-name="a169" draw:name="Espace réservé de l'en-têt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7" presentation:style-name="a174" draw:name="Espace réservé de la date 2" svg:x="4.24826in" svg:y="0in" svg:width="3.25in" svg:height="0.50174in" presentation:class="date-time" presentation:placeholder="false">
          <draw:text-box>
            <text:p text:style-name="a173" text:class-names="" text:cond-style-name=""><text:span text:style-name="a170" text:class-names=""><text:date text:fixed="false" style:data-style-name="a171"/></text:span><text:span text:style-name="a17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75" draw:name="Espace réservé de l'image des diapositives 3">
          <svg:title/>
          <svg:desc/>
        </draw:page-thumbnail>
        <draw:frame draw:id="id9" presentation:style-name="a191" draw:name="Espace réservé des notes 4" svg:x="0.75in" svg:y="4.8125in" svg:width="6in" svg:height="3.9375in" presentation:class="notes" presentation:placeholder="false">
          <draw:text-box>
            <text:p text:style-name="a177" text:class-names="" text:cond-style-name=""><text:span text:style-name="a176" text:class-names="">Cliquez pour modifier les styles du texte du masque</text:span></text:p>
            <text:list text:style-name="a180">
              <text:list-item>
                <text:list text:style-name="a180">
                  <text:list-item>
                    <text:p text:style-name="a179" text:class-names="" text:cond-style-name=""><text:span text:style-name="a178" text:class-names="">Deuxième niveau</text:span></text:p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p text:style-name="a182" text:class-names="" text:cond-style-name=""><text:span text:style-name="a1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p text:style-name="a185" text:class-names="" text:cond-style-name=""><text:span text:style-name="a1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list text:style-name="a190">
                              <text:list-item>
                                <text:p text:style-name="a189" text:class-names="" text:cond-style-name=""><text:span text:style-name="a187" text:class-names="">Cinquième niveau</text:span><text:span text:style-name="a1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94" draw:name="Espace réservé du pied de page 5" svg:x="0in" svg:y="9.49826in" svg:width="3.25in" svg:height="0.50174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1" presentation:style-name="a198" draw:name="Espace réservé du numéro de diapositive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5" text:class-names=""><text:page-number style:num-format="1" text:fixed="false"/></text:span><text:span text:style-name="a196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00">
      <draw:frame draw:id="id24" draw:layer="Master1-bg" draw:style-name="a204" draw:name="MSIPCMContentMarking" svg:x="6.04248in" svg:y="7.275in" svg:width="1.24837in" svg:height="0.225in">
        <draw:text-box>
          <text:p text:style-name="a203" text:class-names="" text:cond-style-name=""><text:span text:style-name="a201" text:class-names="">Orange Restricted</text:span><text:span text:style-name="a202" text:class-names=""/></text:p>
        </draw:text-box>
        <svg:title/>
        <svg:desc>{"HashCode":-309203560,"Placement":"Footer","Top":523.8,"Left":435.058655,"SlideWidth":960,"SlideHeight":540}</svg:desc>
      </draw:frame>
      <draw:frame draw:id="id25" presentation:style-name="a208" draw:name="Titre 1" svg:x="0.90972in" svg:y="1.86979in" svg:width="11.5in" svg:height="3.11979in" presentation:class="title" presentation:placeholder="false">
        <draw:text-box>
          <text:p text:style-name="a207" text:class-names="" text:cond-style-name=""><text:span text:style-name="a205" text:class-names="">Modifiez le style du titre</text:span><text:span text:style-name="a206" text:class-names=""/></text:p>
        </draw:text-box>
        <svg:title/>
        <svg:desc/>
      </draw:frame>
      <draw:frame draw:id="id26" presentation:style-name="a212" draw:name="Espace réservé du texte 2" svg:x="0.90972in" svg:y="5.0191in" svg:width="11.5in" svg:height="1.64062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217" draw:name="Espace réservé de la date 3" svg:x="0.91667in" svg:y="6.95139in" svg:width="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/></text:span><text:span text:style-name="a215" text:class-names=""/></text:p>
        </draw:text-box>
        <svg:title/>
        <svg:desc/>
      </draw:frame>
      <draw:frame draw:id="id28" presentation:style-name="a220" draw:name="Espace réservé du pied de page 4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29" presentation:style-name="a224" draw:name="Espace réservé du numéro de diapositive 5" svg:x="9.41667in" svg:y="6.95139in" svg:width="3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/></text:span><text:span text:style-name="a222" text:class-names=""/></text:p>
        </draw:text-box>
        <svg:title/>
        <svg:desc/>
      </draw:frame>
      <presentation:notes style:page-layout-name="pageLayout2" draw:style-name="a257">
        <draw:frame draw:id="id6" presentation:style-name="a227" draw:name="Espace réservé de l'en-tête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7" presentation:style-name="a232" draw:name="Espace réservé de la date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/></text:span><text:span text:style-name="a23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33" draw:name="Espace réservé de l'image des diapositives 3">
          <svg:title/>
          <svg:desc/>
        </draw:page-thumbnail>
        <draw:frame draw:id="id9" presentation:style-name="a249" draw:name="Espace réservé des notes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quez pour modifier les styles du texte du masque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Deuxième niveau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5" text:class-names="">Cinquième niveau</text:span><text:span text:style-name="a2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1" presentation:style-name="a256" draw:name="Espace réservé du numéro de diapositive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3" text:class-names=""><text:page-number style:num-format="1" text:fixed="false"/></text:span><text:span text:style-name="a25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8">
      <draw:frame draw:id="id30" draw:layer="Master1-bg" draw:style-name="a262" draw:name="MSIPCMContentMarking" svg:x="6.04248in" svg:y="7.275in" svg:width="1.24837in" svg:height="0.225in">
        <draw:text-box>
          <text:p text:style-name="a261" text:class-names="" text:cond-style-name=""><text:span text:style-name="a259" text:class-names="">Orange Restricted</text:span><text:span text:style-name="a260" text:class-names=""/></text:p>
        </draw:text-box>
        <svg:title/>
        <svg:desc>{"HashCode":-309203560,"Placement":"Footer","Top":523.8,"Left":435.058655,"SlideWidth":960,"SlideHeight":540}</svg:desc>
      </draw:frame>
      <draw:frame draw:id="id31" presentation:style-name="a266" draw:name="Titre 1" svg:x="0.91667in" svg:y="0.39931in" svg:width="11.5in" svg:height="1.44965in" presentation:class="title" presentation:placeholder="false">
        <draw:text-box>
          <text:p text:style-name="a265" text:class-names="" text:cond-style-name=""><text:span text:style-name="a263" text:class-names="">Modifiez le style du titre</text:span><text:span text:style-name="a264" text:class-names=""/></text:p>
        </draw:text-box>
        <svg:title/>
        <svg:desc/>
      </draw:frame>
      <draw:frame draw:id="id32" presentation:style-name="a283" draw:name="Espace réservé du contenu 2" svg:x="0.91667in" svg:y="1.99653in" svg:width="5.66667in" svg:height="4.75868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z pour modifier les styles du texte du masque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Deuxième niveau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Cinquième niveau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00" draw:name="Espace réservé du contenu 3" svg:x="6.75in" svg:y="1.99653in" svg:width="5.66667in" svg:height="4.75868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quez pour modifier les styles du texte du masque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Deuxième niveau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Cinquième niveau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05" draw:name="Espace réservé de la date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35" presentation:style-name="a308" draw:name="Espace réservé du pied de page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6" presentation:style-name="a312" draw:name="Espace réservé du numéro de diapositive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  <presentation:notes style:page-layout-name="pageLayout2" draw:style-name="a345">
        <draw:frame draw:id="id6" presentation:style-name="a315" draw:name="Espace réservé de l'en-tête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20" draw:name="Espace réservé de la date 2" svg:x="4.24826in" svg:y="0in" svg:width="3.25in" svg:height="0.50174in" presentation:class="date-time" presentation:placeholder="false">
          <draw:text-box>
            <text:p text:style-name="a319" text:class-names="" text:cond-style-name=""><text:span text:style-name="a316" text:class-names=""><text:date text:fixed="false" style:data-style-name="a317"/></text:span><text:span text:style-name="a31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21" draw:name="Espace réservé de l'image des diapositives 3">
          <svg:title/>
          <svg:desc/>
        </draw:page-thumbnail>
        <draw:frame draw:id="id9" presentation:style-name="a337" draw:name="Espace réservé des notes 4" svg:x="0.75in" svg:y="4.8125in" svg:width="6in" svg:height="3.9375in" presentation:class="notes" presentation:placeholder="false">
          <draw:text-box>
            <text:p text:style-name="a323" text:class-names="" text:cond-style-name=""><text:span text:style-name="a322" text:class-names="">Cliquez pour modifier les styles du texte du masque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Deuxième niveau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3" text:class-names="">Cinquième niveau</text:span><text:span text:style-name="a3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40" draw:name="Espace réservé du pied de page 5" svg:x="0in" svg:y="9.49826in" svg:width="3.25in" svg:height="0.50174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1" presentation:style-name="a344" draw:name="Espace réservé du numéro de diapositive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6">
      <draw:frame draw:id="id37" draw:layer="Master1-bg" draw:style-name="a350" draw:name="MSIPCMContentMarking" svg:x="6.04248in" svg:y="7.275in" svg:width="1.24837in" svg:height="0.225in">
        <draw:text-box>
          <text:p text:style-name="a349" text:class-names="" text:cond-style-name=""><text:span text:style-name="a347" text:class-names="">Orange Restricted</text:span><text:span text:style-name="a348" text:class-names=""/></text:p>
        </draw:text-box>
        <svg:title/>
        <svg:desc>{"HashCode":-309203560,"Placement":"Footer","Top":523.8,"Left":435.058655,"SlideWidth":960,"SlideHeight":540}</svg:desc>
      </draw:frame>
      <draw:frame draw:id="id38" presentation:style-name="a354" draw:name="Titre 1" svg:x="0.9184in" svg:y="0.39931in" svg:width="11.5in" svg:height="1.44965in" presentation:class="title" presentation:placeholder="false">
        <draw:text-box>
          <text:p text:style-name="a353" text:class-names="" text:cond-style-name=""><text:span text:style-name="a351" text:class-names="">Modifiez le style du titre</text:span><text:span text:style-name="a352" text:class-names=""/></text:p>
        </draw:text-box>
        <svg:title/>
        <svg:desc/>
      </draw:frame>
      <draw:frame draw:id="id39" presentation:style-name="a358" draw:name="Espace réservé du texte 2" svg:x="0.9184in" svg:y="1.83854in" svg:width="5.64062in" svg:height="0.9010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375" draw:name="Espace réservé du contenu 3" svg:x="0.9184in" svg:y="2.73958in" svg:width="5.64062in" svg:height="4.02951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Deuxième niveau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Cinquième niveau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9" draw:name="Espace réservé du texte 4" svg:x="6.75in" svg:y="1.83854in" svg:width="5.6684in" svg:height="0.9010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96" draw:name="Espace réservé du contenu 5" svg:x="6.75in" svg:y="2.73958in" svg:width="5.6684in" svg:height="4.02951in" presentation:class="object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quez pour modifier les styles du texte du masque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Deuxième niveau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Cinquième niveau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01" draw:name="Espace réservé de la date 6" svg:x="0.91667in" svg:y="6.95139in" svg:width="3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/></text:span><text:span text:style-name="a399" text:class-names=""/></text:p>
        </draw:text-box>
        <svg:title/>
        <svg:desc/>
      </draw:frame>
      <draw:frame draw:id="id44" presentation:style-name="a404" draw:name="Espace réservé du pied de page 7" svg:x="4.41667in" svg:y="6.95139in" svg:width="4.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45" presentation:style-name="a408" draw:name="Espace réservé du numéro de diapositive 8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41">
        <draw:frame draw:id="id6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7" presentation:style-name="a416" draw:name="Espace réservé de la date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7" draw:name="Espace réservé de l'image des diapositives 3">
          <svg:title/>
          <svg:desc/>
        </draw:page-thumbnail>
        <draw:frame draw:id="id9" presentation:style-name="a433" draw:name="Espace réservé des notes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quez pour modifier les styles du texte du masque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euxièm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list text:style-name="a432">
                              <text:list-item>
  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6" draw:name="Espace réservé du pied de page 5" svg:x="0in" svg:y="9.49826in" svg:width="3.25in" svg:height="0.50174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1" presentation:style-name="a440" draw:name="Espace réservé du numéro de diapositive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7" text:class-names=""><text:page-number style:num-format="1" text:fixed="false"/></text:span><text:span text:style-name="a43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42">
      <draw:frame draw:id="id46" draw:layer="Master1-bg" draw:style-name="a446" draw:name="MSIPCMContentMarking" svg:x="6.04248in" svg:y="7.275in" svg:width="1.24837in" svg:height="0.225in">
        <draw:text-box>
          <text:p text:style-name="a445" text:class-names="" text:cond-style-name=""><text:span text:style-name="a443" text:class-names="">Orange Restricted</text:span><text:span text:style-name="a444" text:class-names=""/></text:p>
        </draw:text-box>
        <svg:title/>
        <svg:desc>{"HashCode":-309203560,"Placement":"Footer","Top":523.8,"Left":435.058655,"SlideWidth":960,"SlideHeight":540}</svg:desc>
      </draw:frame>
      <draw:frame draw:id="id47" presentation:style-name="a450" draw:name="Titre 1" svg:x="0.91667in" svg:y="0.39931in" svg:width="11.5in" svg:height="1.44965in" presentation:class="title" presentation:placeholder="false">
        <draw:text-box>
          <text:p text:style-name="a449" text:class-names="" text:cond-style-name=""><text:span text:style-name="a447" text:class-names="">Modifiez le style du titre</text:span><text:span text:style-name="a448" text:class-names=""/></text:p>
        </draw:text-box>
        <svg:title/>
        <svg:desc/>
      </draw:frame>
      <draw:frame draw:id="id48" presentation:style-name="a455" draw:name="Espace réservé de la date 2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/></text:span><text:span text:style-name="a453" text:class-names=""/></text:p>
        </draw:text-box>
        <svg:title/>
        <svg:desc/>
      </draw:frame>
      <draw:frame draw:id="id49" presentation:style-name="a458" draw:name="Espace réservé du pied de page 3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50" presentation:style-name="a462" draw:name="Espace réservé du numéro de diapositive 4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/></text:span><text:span text:style-name="a460" text:class-names=""/></text:p>
        </draw:text-box>
        <svg:title/>
        <svg:desc/>
      </draw:frame>
      <presentation:notes style:page-layout-name="pageLayout2" draw:style-name="a495">
        <draw:frame draw:id="id6" presentation:style-name="a465" draw:name="Espace réservé de l'en-tête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70" draw:name="Espace réservé de la date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/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1" draw:name="Espace réservé de l'image des diapositives 3">
          <svg:title/>
          <svg:desc/>
        </draw:page-thumbnail>
        <draw:frame draw:id="id9" presentation:style-name="a487" draw:name="Espace réservé des notes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quez pour modifier les styles du texte du masque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Deuxième niveau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3" text:class-names="">Cinquième niveau</text:span><text:span text:style-name="a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0" draw:name="Espace réservé du pied de page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4" draw:name="Espace réservé du numéro de diapositive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96">
      <draw:frame draw:id="id51" draw:layer="Master1-bg" draw:style-name="a500" draw:name="MSIPCMContentMarking" svg:x="6.04248in" svg:y="7.275in" svg:width="1.24837in" svg:height="0.225in">
        <draw:text-box>
          <text:p text:style-name="a499" text:class-names="" text:cond-style-name=""><text:span text:style-name="a497" text:class-names="">Orange Restricted</text:span><text:span text:style-name="a498" text:class-names=""/></text:p>
        </draw:text-box>
        <svg:title/>
        <svg:desc>{"HashCode":-309203560,"Placement":"Footer","Top":523.8,"Left":435.058655,"SlideWidth":960,"SlideHeight":540}</svg:desc>
      </draw:frame>
      <draw:frame draw:id="id52" presentation:style-name="a505" draw:name="Espace réservé de la date 1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/></text:span><text:span text:style-name="a503" text:class-names=""/></text:p>
        </draw:text-box>
        <svg:title/>
        <svg:desc/>
      </draw:frame>
      <draw:frame draw:id="id53" presentation:style-name="a508" draw:name="Espace réservé du pied de page 2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4" presentation:style-name="a512" draw:name="Espace réservé du numéro de diapositive 3" svg:x="9.41667in" svg:y="6.95139in" svg:width="3in" svg:height="0.39931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</draw:text-box>
        <svg:title/>
        <svg:desc/>
      </draw:frame>
      <presentation:notes style:page-layout-name="pageLayout2" draw:style-name="a545">
        <draw:frame draw:id="id6" presentation:style-name="a515" draw:name="Espace réservé de l'en-tête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6" text:class-names=""><text:date text:fixed="false" style:data-style-name="a517"/></text:span><text:span text:style-name="a51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21" draw:name="Espace réservé de l'image des diapositives 3">
          <svg:title/>
          <svg:desc/>
        </draw:page-thumbnail>
        <draw:frame draw:id="id9" presentation:style-name="a537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z pour 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list text:style-name="a536">
                              <text:list-item>
  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0" draw:name="Espace réservé du pied de page 5" svg:x="0in" svg:y="9.49826in" svg:width="3.25in" svg:height="0.50174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1" presentation:style-name="a544" draw:name="Espace réservé du numéro de diapositive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46">
      <draw:frame draw:id="id55" draw:layer="Master1-bg" draw:style-name="a550" draw:name="MSIPCMContentMarking" svg:x="6.04248in" svg:y="7.275in" svg:width="1.24837in" svg:height="0.225in">
        <draw:text-box>
          <text:p text:style-name="a549" text:class-names="" text:cond-style-name=""><text:span text:style-name="a547" text:class-names="">Orange Restricted</text:span><text:span text:style-name="a548" text:class-names=""/></text:p>
        </draw:text-box>
        <svg:title/>
        <svg:desc>{"HashCode":-309203560,"Placement":"Footer","Top":523.8,"Left":435.058655,"SlideWidth":960,"SlideHeight":540}</svg:desc>
      </draw:frame>
      <draw:frame draw:id="id56" presentation:style-name="a554" draw:name="Titre 1" svg:x="0.9184in" svg:y="0.5in" svg:width="4.30035in" svg:height="1.75in" presentation:class="title" presentation:placeholder="false">
        <draw:text-box>
          <text:p text:style-name="a553" text:class-names="" text:cond-style-name=""><text:span text:style-name="a551" text:class-names="">Modifiez le style du titre</text:span><text:span text:style-name="a552" text:class-names=""/></text:p>
        </draw:text-box>
        <svg:title/>
        <svg:desc/>
      </draw:frame>
      <draw:frame draw:id="id57" presentation:style-name="a571" draw:name="Espace réservé du contenu 2" svg:x="5.6684in" svg:y="1.07986in" svg:width="6.75in" svg:height="5.32986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75" draw:name="Espace réservé du texte 3" svg:x="0.9184in" svg:y="2.25in" svg:width="4.30035in" svg:height="4.1684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580" draw:name="Espace réservé de la date 4" svg:x="0.91667in" svg:y="6.95139in" svg:width="3in" svg:height="0.39931in" presentation:class="date-time" presentation:placeholder="false">
        <draw:text-box>
          <text:p text:style-name="a579" text:class-names="" text:cond-style-name=""><text:span text:style-name="a576" text:class-names=""><text:date text:fixed="false" style:data-style-name="a577"/></text:span><text:span text:style-name="a578" text:class-names=""/></text:p>
        </draw:text-box>
        <svg:title/>
        <svg:desc/>
      </draw:frame>
      <draw:frame draw:id="id60" presentation:style-name="a583" draw:name="Espace réservé du pied de page 5" svg:x="4.41667in" svg:y="6.95139in" svg:width="4.5in" svg:height="0.39931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61" presentation:style-name="a587" draw:name="Espace réservé du numéro de diapositive 6" svg:x="9.41667in" svg:y="6.95139in" svg:width="3in" svg:height="0.39931in" presentation:class="page-number" presentation:placeholder="false">
        <draw:text-box>
          <text:p text:style-name="a586" text:class-names="" text:cond-style-name=""><text:span text:style-name="a584" text:class-names=""><text:page-number style:num-format="1" text:fixed="false"/></text:span><text:span text:style-name="a585" text:class-names=""/></text:p>
        </draw:text-box>
        <svg:title/>
        <svg:desc/>
      </draw:frame>
      <presentation:notes style:page-layout-name="pageLayout2" draw:style-name="a620">
        <draw:frame draw:id="id6" presentation:style-name="a590" draw:name="Espace réservé de l'en-tête 1" svg:x="0in" svg:y="0in" svg:width="3.25in" svg:height="0.50174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" presentation:style-name="a595" draw:name="Espace réservé de la date 2" svg:x="4.24826in" svg:y="0in" svg:width="3.25in" svg:height="0.50174in" presentation:class="date-time" presentation:placeholder="false">
          <draw:text-box>
            <text:p text:style-name="a594" text:class-names="" text:cond-style-name=""><text:span text:style-name="a591" text:class-names=""><text:date text:fixed="false" style:data-style-name="a592"/></text:span><text:span text:style-name="a5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96" draw:name="Espace réservé de l'image des diapositives 3">
          <svg:title/>
          <svg:desc/>
        </draw:page-thumbnail>
        <draw:frame draw:id="id9" presentation:style-name="a612" draw:name="Espace réservé des notes 4" svg:x="0.75in" svg:y="4.8125in" svg:width="6in" svg:height="3.9375in" presentation:class="notes" presentation:placeholder="false">
          <draw:text-box>
            <text:p text:style-name="a598" text:class-names="" text:cond-style-name=""><text:span text:style-name="a597" text:class-names="">Cliquez pour modifier les styles du texte du masque</text:span></text:p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Deuxième niveau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p text:style-name="a603" text:class-names="" text:cond-style-name=""><text:span text:style-name="a6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p text:style-name="a606" text:class-names="" text:cond-style-name=""><text:span text:style-name="a6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8" text:class-names="">Cinquième niveau</text:span><text:span text:style-name="a6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5" draw:name="Espace réservé du pied de page 5" svg:x="0in" svg:y="9.49826in" svg:width="3.25in" svg:height="0.50174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1" presentation:style-name="a619" draw:name="Espace réservé du numéro de diapositive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21">
      <draw:frame draw:id="id62" draw:layer="Master1-bg" draw:style-name="a625" draw:name="MSIPCMContentMarking" svg:x="6.04248in" svg:y="7.275in" svg:width="1.24837in" svg:height="0.225in">
        <draw:text-box>
          <text:p text:style-name="a624" text:class-names="" text:cond-style-name=""><text:span text:style-name="a622" text:class-names="">Orange Restricted</text:span><text:span text:style-name="a623" text:class-names=""/></text:p>
        </draw:text-box>
        <svg:title/>
        <svg:desc>{"HashCode":-309203560,"Placement":"Footer","Top":523.8,"Left":435.058655,"SlideWidth":960,"SlideHeight":540}</svg:desc>
      </draw:frame>
      <draw:frame draw:id="id63" presentation:style-name="a629" draw:name="Titre 1" svg:x="0.9184in" svg:y="0.5in" svg:width="4.30035in" svg:height="1.75in" presentation:class="title" presentation:placeholder="false">
        <draw:text-box>
          <text:p text:style-name="a628" text:class-names="" text:cond-style-name=""><text:span text:style-name="a626" text:class-names="">Modifiez le style du titre</text:span><text:span text:style-name="a627" text:class-names=""/></text:p>
        </draw:text-box>
        <svg:title/>
        <svg:desc/>
      </draw:frame>
      <draw:frame draw:id="id64" presentation:style-name="a632" draw:name="Espace réservé pour une image  2" svg:x="5.6684in" svg:y="1.07986in" svg:width="6.75in" svg:height="5.32986in" presentation:class="graphic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65" presentation:style-name="a636" draw:name="Espace réservé du texte 3" svg:x="0.9184in" svg:y="2.25in" svg:width="4.30035in" svg:height="4.1684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641" draw:name="Espace réservé de la date 4" svg:x="0.91667in" svg:y="6.95139in" svg:width="3in" svg:height="0.39931in" presentation:class="date-time" presentation:placeholder="false">
        <draw:text-box>
          <text:p text:style-name="a640" text:class-names="" text:cond-style-name=""><text:span text:style-name="a637" text:class-names=""><text:date text:fixed="false" style:data-style-name="a638"/></text:span><text:span text:style-name="a639" text:class-names=""/></text:p>
        </draw:text-box>
        <svg:title/>
        <svg:desc/>
      </draw:frame>
      <draw:frame draw:id="id67" presentation:style-name="a644" draw:name="Espace réservé du pied de page 5" svg:x="4.41667in" svg:y="6.95139in" svg:width="4.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68" presentation:style-name="a648" draw:name="Espace réservé du numéro de diapositive 6" svg:x="9.41667in" svg:y="6.95139in" svg:width="3in" svg:height="0.39931in" presentation:class="page-number" presentation:placeholder="false">
        <draw:text-box>
          <text:p text:style-name="a647" text:class-names="" text:cond-style-name=""><text:span text:style-name="a645" text:class-names=""><text:page-number style:num-format="1" text:fixed="false"/></text:span><text:span text:style-name="a646" text:class-names=""/></text:p>
        </draw:text-box>
        <svg:title/>
        <svg:desc/>
      </draw:frame>
      <presentation:notes style:page-layout-name="pageLayout2" draw:style-name="a681">
        <draw:frame draw:id="id6" presentation:style-name="a651" draw:name="Espace réservé de l'en-tête 1" svg:x="0in" svg:y="0in" svg:width="3.25in" svg:height="0.50174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7" presentation:style-name="a656" draw:name="Espace réservé de la date 2" svg:x="4.24826in" svg:y="0in" svg:width="3.25in" svg:height="0.50174in" presentation:class="date-time" presentation:placeholder="false">
          <draw:text-box>
            <text:p text:style-name="a655" text:class-names="" text:cond-style-name=""><text:span text:style-name="a652" text:class-names=""><text:date text:fixed="false" style:data-style-name="a653"/></text:span><text:span text:style-name="a65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57" draw:name="Espace réservé de l'image des diapositives 3">
          <svg:title/>
          <svg:desc/>
        </draw:page-thumbnail>
        <draw:frame draw:id="id9" presentation:style-name="a673" draw:name="Espace réservé des notes 4" svg:x="0.75in" svg:y="4.8125in" svg:width="6in" svg:height="3.9375in" presentation:class="notes" presentation:placeholder="false">
          <draw:text-box>
            <text:p text:style-name="a659" text:class-names="" text:cond-style-name=""><text:span text:style-name="a658" text:class-names="">Cliquez pour modifier les styles du texte du masque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Deuxième niveau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69" text:class-names="">Cinquième niveau</text:span><text:span text:style-name="a6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6" draw:name="Espace réservé du pied de page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82">
      <draw:frame draw:id="id69" draw:layer="Master1-bg" draw:style-name="a686" draw:name="MSIPCMContentMarking" svg:x="6.04248in" svg:y="7.275in" svg:width="1.24837in" svg:height="0.225in">
        <draw:text-box>
          <text:p text:style-name="a685" text:class-names="" text:cond-style-name=""><text:span text:style-name="a683" text:class-names="">Orange Restricted</text:span><text:span text:style-name="a684" text:class-names=""/></text:p>
        </draw:text-box>
        <svg:title/>
        <svg:desc>{"HashCode":-309203560,"Placement":"Footer","Top":523.8,"Left":435.058655,"SlideWidth":960,"SlideHeight":540}</svg:desc>
      </draw:frame>
      <draw:frame draw:id="id70" presentation:style-name="a690" draw:name="Titre 1" svg:x="0.91667in" svg:y="0.39931in" svg:width="11.5in" svg:height="1.44965in" presentation:class="title" presentation:placeholder="false">
        <draw:text-box>
          <text:p text:style-name="a689" text:class-names="" text:cond-style-name=""><text:span text:style-name="a687" text:class-names="">Modifiez le style du titre</text:span><text:span text:style-name="a688" text:class-names=""/></text:p>
        </draw:text-box>
        <svg:title/>
        <svg:desc/>
      </draw:frame>
      <draw:frame draw:id="id71" presentation:style-name="a707" draw:name="Espace réservé du texte vertical 2" svg:x="0.91667in" svg:y="1.99653in" svg:width="11.5in" svg:height="4.75868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quez pour modifier les styles du texte du masque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Deuxième niveau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Cinquième niveau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12" draw:name="Espace réservé de la date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/></text:span><text:span text:style-name="a710" text:class-names=""/></text:p>
        </draw:text-box>
        <svg:title/>
        <svg:desc/>
      </draw:frame>
      <draw:frame draw:id="id73" presentation:style-name="a715" draw:name="Espace réservé du pied de page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74" presentation:style-name="a719" draw:name="Espace réservé du numéro de diapositive 5" svg:x="9.41667in" svg:y="6.95139in" svg:width="3in" svg:height="0.39931in" presentation:class="page-number" presentation:placeholder="false">
        <draw:text-box>
          <text:p text:style-name="a718" text:class-names="" text:cond-style-name=""><text:span text:style-name="a716" text:class-names=""><text:page-number style:num-format="1" text:fixed="false"/></text:span><text:span text:style-name="a717" text:class-names=""/></text:p>
        </draw:text-box>
        <svg:title/>
        <svg:desc/>
      </draw:frame>
      <presentation:notes style:page-layout-name="pageLayout2" draw:style-name="a752">
        <draw:frame draw:id="id6" presentation:style-name="a722" draw:name="Espace réservé de l'en-tête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7" presentation:style-name="a727" draw:name="Espace réservé de la date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3" text:class-names=""><text:date text:fixed="false" style:data-style-name="a724"/></text:span><text:span text:style-name="a72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28" draw:name="Espace réservé de l'image des diapositives 3">
          <svg:title/>
          <svg:desc/>
        </draw:page-thumbnail>
        <draw:frame draw:id="id9" presentation:style-name="a744" draw:name="Espace réservé des notes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Cliquez pour modifier les styles du texte du masque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Deuxième niveau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Cinquième niveau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1" presentation:style-name="a751" draw:name="Espace réservé du numéro de diapositive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/></text:span><text:span text:style-name="a749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53">
      <draw:frame draw:id="id75" draw:layer="Master1-bg" draw:style-name="a757" draw:name="MSIPCMContentMarking" svg:x="6.04248in" svg:y="7.275in" svg:width="1.24837in" svg:height="0.225in">
        <draw:text-box>
          <text:p text:style-name="a756" text:class-names="" text:cond-style-name=""><text:span text:style-name="a754" text:class-names="">Orange Restricted</text:span><text:span text:style-name="a755" text:class-names=""/></text:p>
        </draw:text-box>
        <svg:title/>
        <svg:desc>{"HashCode":-309203560,"Placement":"Footer","Top":523.8,"Left":435.058655,"SlideWidth":960,"SlideHeight":540}</svg:desc>
      </draw:frame>
      <draw:frame draw:id="id76" presentation:style-name="a761" draw:name="Titre vertical 1" svg:x="9.54167in" svg:y="0.39931in" svg:width="2.875in" svg:height="6.3559in" presentation:class="title" presentation:placeholder="false">
        <draw:text-box>
          <text:p text:style-name="a760" text:class-names="" text:cond-style-name=""><text:span text:style-name="a758" text:class-names="">Modifiez le style du titre</text:span><text:span text:style-name="a759" text:class-names=""/></text:p>
        </draw:text-box>
        <svg:title/>
        <svg:desc/>
      </draw:frame>
      <draw:frame draw:id="id77" presentation:style-name="a778" draw:name="Espace réservé du texte vertical 2" svg:x="0.91667in" svg:y="0.39931in" svg:width="8.45833in" svg:height="6.3559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Cliquez pour modifier les styles du texte du masque</text:span></text:p>
            </text:list-item>
          </text:list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Deuxième niveau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Cinquième niveau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83" draw:name="Espace réservé de la date 3" svg:x="0.91667in" svg:y="6.95139in" svg:width="3in" svg:height="0.39931in" presentation:class="date-time" presentation:placeholder="false">
        <draw:text-box>
          <text:p text:style-name="a782" text:class-names="" text:cond-style-name=""><text:span text:style-name="a779" text:class-names=""><text:date text:fixed="false" style:data-style-name="a780"/></text:span><text:span text:style-name="a781" text:class-names=""/></text:p>
        </draw:text-box>
        <svg:title/>
        <svg:desc/>
      </draw:frame>
      <draw:frame draw:id="id79" presentation:style-name="a786" draw:name="Espace réservé du pied de page 4" svg:x="4.41667in" svg:y="6.95139in" svg:width="4.5in" svg:height="0.39931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80" presentation:style-name="a790" draw:name="Espace réservé du numéro de diapositive 5" svg:x="9.41667in" svg:y="6.95139in" svg:width="3in" svg:height="0.39931in" presentation:class="page-number" presentation:placeholder="false">
        <draw:text-box>
          <text:p text:style-name="a789" text:class-names="" text:cond-style-name=""><text:span text:style-name="a787" text:class-names=""><text:page-number style:num-format="1" text:fixed="false"/></text:span><text:span text:style-name="a788" text:class-names=""/></text:p>
        </draw:text-box>
        <svg:title/>
        <svg:desc/>
      </draw:frame>
      <presentation:notes style:page-layout-name="pageLayout2" draw:style-name="a823">
        <draw:frame draw:id="id6" presentation:style-name="a793" draw:name="Espace réservé de l'en-tête 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7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/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99" draw:name="Espace réservé de l'image des diapositives 3">
          <svg:title/>
          <svg:desc/>
        </draw:page-thumbnail>
        <draw:frame draw:id="id9" presentation:style-name="a815" draw:name="Espace réservé des not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Cliquez pour modifier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1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I MARTINO Jonathan OBS/CSO</meta:initial-creator>
    <dc:creator>DI MARTINO Jonathan OBS/CSO</dc:creator>
    <meta:creation-date>2021-12-08T09:52:36Z</meta:creation-date>
    <dc:date>2021-12-08T12:14:15Z</dc:date>
    <meta:editing-cycles>3</meta:editing-cycles>
    <meta:editing-duration>PT8499S</meta:editing-duration>
    <meta:user-defined meta:name="MSIP_Label_e6c818a6-e1a0-4a6e-a969-20d857c5dc62_Enabled">true</meta:user-defined>
    <meta:user-defined meta:name="MSIP_Label_e6c818a6-e1a0-4a6e-a969-20d857c5dc62_SetDate">2021-12-08T12:14:13Z</meta:user-defined>
    <meta:user-defined meta:name="MSIP_Label_e6c818a6-e1a0-4a6e-a969-20d857c5dc62_Method">Standard</meta:user-defined>
    <meta:user-defined meta:name="MSIP_Label_e6c818a6-e1a0-4a6e-a969-20d857c5dc62_Name">Orange_restricted_internal.2</meta:user-defined>
    <meta:user-defined meta:name="MSIP_Label_e6c818a6-e1a0-4a6e-a969-20d857c5dc62_SiteId">90c7a20a-f34b-40bf-bc48-b9253b6f5d20</meta:user-defined>
    <meta:user-defined meta:name="MSIP_Label_e6c818a6-e1a0-4a6e-a969-20d857c5dc62_ActionId">ee90e1ff-3151-4f80-afec-cb07c67a8376</meta:user-defined>
    <meta:user-defined meta:name="MSIP_Label_e6c818a6-e1a0-4a6e-a969-20d857c5dc62_ContentBits">2</meta:user-defined>
    <meta:document-statistic meta:paragraph-count="7" meta:word-count="21"/>
  </office:meta>
</office:document-meta>
</file>